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71mm" fo:margin-left="40.96mm" table:align="left" style:writing-mode="lr-tb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3.37mm"/>
    </style:style>
    <style:style style:name="Table1.C" style:family="table-column">
      <style:table-column-properties style:column-width="23.57mm"/>
    </style:style>
    <style:style style:name="Table1.1" style:family="table-row">
      <style:table-row-properties style:row-height="7.67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9.56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.45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67.08mm" fo:margin-left="0mm" table:align="left" style:writing-mode="lr-tb"/>
    </style:style>
    <style:style style:name="Table2.A" style:family="table-column">
      <style:table-column-properties style:column-width="143.33mm"/>
    </style:style>
    <style:style style:name="Table2.B" style:family="table-column">
      <style:table-column-properties style:column-width="23.72mm"/>
    </style:style>
    <style:style style:name="Table2.1" style:family="table-row">
      <style:table-row-properties style:row-height="28.38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11.62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5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04mm" fo:font-weight="bold" style:font-size-asian="12pt" style:font-weight-asian="bold" style:text-scale="105%"/>
    </style:style>
    <style:style style:name="P4" style:family="paragraph" style:parent-style-name="Standard">
      <style:paragraph-properties>
        <style:tab-stops>
          <style:tab-stop style:position="161.3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margin-top="0.12mm" fo:margin-bottom="0mm" fo:line-height="0.35mm" style:page-number="auto"/>
    </style:style>
    <style:style style:name="P7" style:family="paragraph" style:parent-style-name="Standard">
      <style:paragraph-properties fo:margin-top="4.45mm" fo:margin-bottom="0mm"/>
    </style:style>
    <style:style style:name="P8" style:family="paragraph" style:parent-style-name="Standard">
      <style:paragraph-properties fo:margin-top="4.45mm" fo:margin-bottom="0mm" fo:text-align="center" style:justify-single-word="false"/>
    </style:style>
    <style:style style:name="P9" style:family="paragraph" style:parent-style-name="Standard">
      <style:paragraph-properties fo:margin-top="8.89mm" fo:margin-bottom="0mm" fo:line-height="81%" fo:text-align="center" style:justify-single-word="false"/>
    </style:style>
    <style:style style:name="P10" style:family="paragraph" style:parent-style-name="Standard">
      <style:paragraph-properties fo:margin-top="0mm" fo:margin-bottom="3.46mm" fo:line-height="0.35mm"/>
    </style:style>
    <style:style style:name="P11" style:family="paragraph" style:parent-style-name="Standard">
      <style:paragraph-properties fo:margin-top="5.08mm" fo:margin-bottom="0mm" fo:line-height="85%"/>
    </style:style>
    <style:style style:name="P12" style:family="paragraph" style:parent-style-name="Standard">
      <style:paragraph-properties fo:margin-top="5.08mm" fo:margin-bottom="0mm" fo:line-height="85%">
        <style:tab-stops>
          <style:tab-stop style:position="62.48mm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0.32mm" fo:margin-right="0mm" fo:margin-top="1.27mm" fo:margin-bottom="0mm" fo:line-height="85%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3.97mm" fo:margin-right="0mm" fo:text-indent="-6.35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7.62mm" fo:margin-right="0mm" fo:text-indent="0mm" style:auto-text-indent="false"/>
    </style:style>
    <style:style style:name="P1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9.53mm" fo:margin-bottom="0mm" fo:text-indent="0mm" style:auto-text-indent="false">
        <style:tab-stops>
          <style:tab-stop style:position="72.25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0mm" fo:margin-top="4.45mm" fo:margin-bottom="52.07mm" fo:text-indent="0mm" style:auto-text-indent="false">
        <style:tab-stops>
          <style:tab-stop style:position="135.43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7.62mm" fo:margin-right="0mm" fo:margin-top="1.27mm" fo:margin-bottom="0mm" fo:text-indent="0mm" style:auto-text-indent="false"/>
    </style:style>
    <style:style style:name="P21" style:family="paragraph" style:parent-style-name="Standard">
      <style:paragraph-properties fo:margin-top="0.64mm" fo:margin-bottom="0mm">
        <style:tab-stops>
          <style:tab-stop style:position="146.88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.64mm" fo:margin-bottom="0mm" fo:line-height="85%"/>
    </style:style>
    <style:style style:name="P23" style:family="paragraph" style:parent-style-name="Standard">
      <style:paragraph-properties fo:margin-left="0mm" fo:margin-right="0mm" fo:margin-top="5.08mm" fo:margin-bottom="0mm" fo:text-align="justify" style:justify-single-word="false" fo:text-indent="7.62mm" style:auto-text-indent="false"/>
    </style:style>
    <style:style style:name="P24" style:family="paragraph" style:parent-style-name="Standard">
      <style:paragraph-properties fo:margin-left="0mm" fo:margin-right="0mm" fo:margin-top="4.45mm" fo:margin-bottom="42.55mm" fo:text-align="justify" style:justify-single-word="false" fo:text-indent="7.62mm" style:auto-text-indent="false"/>
    </style:style>
    <style:style style:name="P25" style:family="paragraph" style:parent-style-name="Standard">
      <style:paragraph-properties fo:margin-left="0mm" fo:margin-right="77.47mm" fo:margin-top="0.64mm" fo:margin-bottom="0mm" fo:text-indent="1.27mm" style:auto-text-indent="false"/>
    </style:style>
    <style:style style:name="P26" style:family="paragraph" style:parent-style-name="Standard">
      <style:paragraph-properties fo:margin-left="0mm" fo:margin-right="75.92mm" fo:margin-top="5.08mm" fo:margin-bottom="0mm" fo:line-height="4.22mm" fo:text-align="end" style:justify-single-word="false" fo:text-indent="0mm" style:auto-text-indent="false"/>
    </style:style>
    <style:style style:name="P27" style:family="paragraph" style:parent-style-name="Standard">
      <style:paragraph-properties fo:margin-left="7.62mm" fo:margin-right="102.24mm" fo:margin-top="8.26mm" fo:margin-bottom="0mm" fo:line-height="9.05mm" fo:text-indent="0mm" style:auto-text-indent="false"/>
    </style:style>
    <style:style style:name="P28" style:family="paragraph" style:parent-style-name="Standard">
      <style:paragraph-properties fo:margin-top="5.72mm" fo:margin-bottom="0mm" fo:line-height="81%" fo:text-align="center" style:justify-single-word="false"/>
    </style:style>
    <style:style style:name="P29" style:family="paragraph" style:parent-style-name="Standard">
      <style:paragraph-properties fo:margin-top="0mm" fo:margin-bottom="14.89mm" fo:line-height="0.35mm"/>
    </style:style>
    <style:style style:name="P30" style:family="paragraph" style:parent-style-name="Standard">
      <style:paragraph-properties fo:margin-left="15.24mm" fo:margin-right="0mm" fo:text-indent="0mm" style:auto-text-indent="false"/>
    </style:style>
    <style:style style:name="P31" style:family="paragraph" style:parent-style-name="Standard">
      <style:paragraph-properties fo:margin-left="15.24mm" fo:margin-right="0mm" fo:margin-top="10.16mm" fo:margin-bottom="0mm" fo:text-indent="0mm" style:auto-text-indent="false">
        <style:tab-stops>
          <style:tab-stop style:position="73.84mm" style:leader-style="dotted" style:leader-text="."/>
          <style:tab-stop style:position="141.15mm" style:type="right" style:leader-style="dotted" style:leader-text="."/>
        </style:tab-stops>
      </style:paragraph-properties>
    </style:style>
    <style:style style:name="P32" style:family="paragraph" style:parent-style-name="Standard" style:list-style-name="WWNum1">
      <style:paragraph-properties fo:margin-left="29.21mm" fo:margin-right="0mm" fo:margin-top="3.81mm" fo:margin-bottom="0mm" fo:text-indent="-12.7mm" style:auto-text-indent="false">
        <style:tab-stops>
          <style:tab-stop style:position="29.21mm" style:type="char" style:char="."/>
          <style:tab-stop style:position="168.65mm" style:type="right" style:leader-style="dotted" style:leader-text="."/>
        </style:tab-stops>
      </style:paragraph-properties>
    </style:style>
    <style:style style:name="P33" style:family="paragraph" style:parent-style-name="Standard" style:list-style-name="WWNum1">
      <style:paragraph-properties fo:margin-left="29.21mm" fo:margin-right="1.27mm" fo:text-indent="-12.7mm" style:auto-text-indent="false">
        <style:tab-stops>
          <style:tab-stop style:position="29.21mm" style:type="char" style:char="."/>
          <style:tab-stop style:position="168.65mm" style:type="right"/>
        </style:tab-stops>
      </style:paragraph-properties>
    </style:style>
    <style:style style:name="P34" style:family="paragraph" style:parent-style-name="Standard">
      <style:paragraph-properties fo:margin-left="7.62mm" fo:margin-right="1.27mm" fo:margin-top="5.08mm" fo:margin-bottom="0mm" fo:text-align="justify" style:justify-single-word="false" fo:text-indent="0mm" style:auto-text-indent="false"/>
    </style:style>
    <style:style style:name="P35" style:family="paragraph" style:parent-style-name="Standard">
      <style:paragraph-properties fo:margin-left="8.89mm" fo:margin-right="81.28mm" fo:margin-top="0.64mm" fo:margin-bottom="0mm" fo:text-indent="0mm" style:auto-text-indent="false"/>
    </style:style>
    <style:style style:name="P36" style:family="paragraph" style:parent-style-name="Standard" style:master-page-name="Converted1">
      <style:paragraph-properties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4mm" style:font-size-asian="12pt" style:text-scale="105%"/>
    </style:style>
    <style:style style:name="T8" style:family="text">
      <style:text-properties fo:color="#000000" style:font-name="Times New Roman" fo:font-size="12pt" fo:letter-spacing="-0.04mm" fo:font-weight="bold" style:font-size-asian="12pt" style:font-weight-asian="bold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font-name="Times New Roman" fo:font-size="12pt" fo:letter-spacing="0.05mm" style:font-size-asian="12pt" style:text-scale="105%"/>
    </style:style>
    <style:style style:name="T12" style:family="text">
      <style:text-properties fo:color="#000000" style:font-name="Times New Roman" fo:font-size="12pt" fo:letter-spacing="0.25mm" style:font-size-asian="12pt" style:text-scale="105%"/>
    </style:style>
    <style:style style:name="T13" style:family="text">
      <style:text-properties fo:color="#000000" style:font-name="Times New Roman" fo:font-size="12pt" fo:letter-spacing="0.35mm" style:font-size-asian="12pt" style:text-scale="105%"/>
    </style:style>
    <style:style style:name="T14" style:family="text">
      <style:text-properties fo:color="#000000" style:font-name="Times New Roman" fo:font-size="12pt" fo:letter-spacing="-0.12mm" style:font-size-asian="12pt" style:text-scale="105%"/>
    </style:style>
    <style:style style:name="T15" style:family="text">
      <style:text-properties fo:color="#000000" style:font-name="Times New Roman" fo:font-size="12pt" fo:letter-spacing="-0.05mm" style:font-size-asian="12pt" style:text-scale="105%"/>
    </style:style>
    <style:style style:name="T16" style:family="text">
      <style:text-properties fo:color="#000000" style:font-name="Times New Roman" fo:font-size="12pt" fo:letter-spacing="-0.21mm" style:font-size-asian="12pt" style:text-scale="105%"/>
    </style:style>
    <style:style style:name="T17" style:family="text">
      <style:text-properties fo:color="#000000" style:font-name="Times New Roman" fo:font-size="12pt" fo:letter-spacing="-0.18mm" style:font-size-asian="12pt" style:text-scale="105%"/>
    </style:style>
    <style:style style:name="T18" style:family="text">
      <style:text-properties fo:color="#000000" style:font-name="Times New Roman" fo:font-size="12pt" fo:letter-spacing="0.6mm" style:font-size-asian="12pt" style:text-scale="105%"/>
    </style:style>
    <style:style style:name="T19" style:family="text">
      <style:text-properties fo:color="#000000" style:font-name="Times New Roman" fo:font-size="12pt" fo:letter-spacing="0.49mm" style:font-size-asian="12pt" style:text-scale="105%"/>
    </style:style>
    <style:style style:name="T20" style:family="text">
      <style:text-properties fo:color="#000000" style:font-name="Times New Roman" fo:font-size="12pt" fo:letter-spacing="0.74mm" style:font-size-asian="12pt" style:text-scale="105%"/>
    </style:style>
    <style:style style:name="T21" style:family="text">
      <style:text-properties fo:color="#000000" style:font-name="Times New Roman" fo:font-size="28pt" fo:font-weight="bold" style:font-size-asian="28pt" style:font-weight-asian="bold"/>
    </style:style>
    <style:style style:name="T22" style:family="text">
      <style:text-properties fo:color="#000000" style:font-name="Times New Roman" fo:font-size="9pt" fo:letter-spacing="-0.11mm" style:font-size-asian="9pt" style:text-scale="110%"/>
    </style:style>
    <style:style style:name="T23" style:family="text">
      <style:text-properties fo:color="#000000" style:font-name="Times New Roman" fo:font-size="9pt" fo:letter-spacing="-0.09mm" style:font-size-asian="9pt" style:text-scale="110%"/>
    </style:style>
    <style:style style:name="T24" style:family="text">
      <style:text-properties fo:color="#000000" style:font-name="Times New Roman" fo:font-size="9.5pt" fo:letter-spacing="-0.05mm" style:font-size-asian="9.5pt" style:text-scale="110%"/>
    </style:style>
    <style:style style:name="T25" style:family="text">
      <style:text-properties fo:color="#000000" style:font-name="Times New Roman" fo:font-size="9.5pt" fo:letter-spacing="-0.04mm" style:font-size-asian="9.5pt" style:text-scale="110%"/>
    </style:style>
    <style:style style:name="T26" style:family="text">
      <style:text-properties fo:color="#000000" style:font-name="Times New Roman" fo:font-size="9.5pt" fo:letter-spacing="-0.07mm" style:font-size-asian="9.5pt" style:text-scale="11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text:span text:style-name="T2">THE COMPANIES ACT <text:line-break/></text:span><text:span text:style-name="T4">(CHAPTER 50)</text:span></text:p>
            <text:p text:style-name="P8"><text:span text:style-name="T2">THE COMPANIES REGULATIONS <text:line-break/></text:span><text:span text:style-name="T6">SECTION 215 (1)/ <text:line-break/></text:span><text:span text:style-name="T2">REGULATION 11 (1)</text:span></text:p>
            <text:p text:style-name="P8"><text:span text:style-name="T8">NOTICE TO DISSENTING <text:line-break/></text:span><text:span text:style-name="T4">SHAREHOL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<text:span text:style-name="T3">FORM</text:span></text:p>
            <text:p text:style-name="P9"><text:span text:style-name="T21">57</text:span></text:p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0"/>
      <text:p text:style-name="Standard"><text:span text:style-name="T5">Name of Company:</text:span></text:p>
      <text:p text:style-name="P7"><text:span text:style-name="T3">Company No:</text:span></text:p>
      <text:p text:style-name="P12"><text:span text:style-name="T3">To<text:tab/>of<text:tab/></text:span></text:p>
      <text:p text:style-name="P11"><text:span text:style-name="T9">In this notice -</text:span></text:p>
      <text:p text:style-name="P13"><text:span text:style-name="T3"><text:tab/></text:span><text:span text:style-name="T7">Limited is referred</text:span></text:p>
      <text:p text:style-name="P14"><text:span text:style-name="T10">to as "the transferor company", and <text:line-break/></text:span><text:span text:style-name="T3"><text:tab/> Limited is referred <text:line-break/></text:span><text:span text:style-name="T9">to as "the transferee company".</text:span></text:p>
      <text:p text:style-name="P16"><text:span text:style-name="T3">On <text:tab/> the transferee company made an offer to all</text:span></text:p>
      <text:p text:style-name="P4"><text:span text:style-name="T3">the holders of *<text:tab/></text:span><text:span text:style-name="T11"> shares in the transferor company of</text:span></text:p>
      <text:p text:style-name="P21"><text:bookmark text:name="_GoBack"/><text:span text:style-name="T3"><text:tab/></text:span></text:p>
      <text:p text:style-name="P17"><text:span text:style-name="T3">Up to<text:tab/></text:span><text:span text:style-name="T7"> (being a date within 4 months after the making</text:span></text:p>
      <text:p text:style-name="P5"><text:span text:style-name="T10">of the offer in that behalf by the transferee company), the offer was approved by the holders of </text:span><text:span text:style-name="T12">not less than nine-tenths in nominal value of the * <text:s/>shares (other than shares </text:span><text:span text:style-name="T9">already held at the date of the offer by, or by a nominee for, the transferee company or its </text:span><text:span text:style-name="T5">subsidiary).</text:span></text:p>
      <text:p text:style-name="P23"><text:span text:style-name="T7">The transferee company hereby gives you notice, in pursuance of section 215 of the </text:span><text:span text:style-name="T13">Companies Act, that it desires to acquire the * <text:s/>shares held by you in the </text:span><text:span text:style-name="T5">transferor company.</text:span></text:p>
      <text:p text:style-name="P24"><text:span text:style-name="T14">You are entitled within one month after the receipt of this notice to require the transferee </text:span><text:span text:style-name="T1">company, by demand in writing served on it, to supply you with a statement of the names and </text:span><text:span text:style-name="T15">addresses of all other dissenting shareholders, and the transferee company will not be entitled or bound to acquire the shares of those dissenting shareholders until 14 days after the posting </text:span><text:span text:style-name="T9">to you of the statement of those names and addresses.</text:span></text:p>
      <text:p text:style-name="P22"><text:span text:style-name="T22">* If the offer is limited to a certain class or to certain classes</text:span></text:p>
      <text:p text:style-name="P25"><text:span text:style-name="T23">of shareholders, give a description of that class or those classes. t State shortly the nature of the offer.</text:span></text:p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26"><text:span text:style-name="T16">FORM 57 CONTINUATION SHEET 1</text:span></text:p>
            <text:p text:style-name="P27"><text:span text:style-name="T17">Name of Company: </text:span><text:span text:style-name="T3">Company No:</text:span></text:p>
          </table:table-cell>
          <table:table-cell table:style-name="Table2.B1" office:value-type="string">
            <text:p text:style-name="P2"><text:span text:style-name="T3">FORM</text:span></text:p>
            <text:p text:style-name="P28"><text:span text:style-name="T21">57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6"/>
          </table:table-cell>
        </table:table-row>
      </table:table>
      <text:p text:style-name="P29"/>
      <text:p text:style-name="P30"><text:span text:style-name="T5">Unless upon an application made to the High Court by you —</text:span></text:p>
      <text:list xml:id="list5625994741" text:style-name="WWNum1">
        <text:list-item>
          <text:p text:style-name="P32"><text:span text:style-name="T3">on or before <text:tab/> (being one month from the date of <text:line-break/></text:span><text:span text:style-name="T9">this notice); or</text:span></text:p>
        </text:list-item>
        <text:list-item>
          <text:p text:style-name="P33"><text:span text:style-name="T15">on a date (within 7 days of a statement being supplied to you pursuant to section <text:line-break/></text:span><text:span text:style-name="T5">180(3) of the Companies Act),</text:span></text:p>
        </text:list-item>
      </text:list>
      <text:p text:style-name="P34"><text:span text:style-name="T5">whichever is the later date, the High Court orders otherwise, the transferee company will, in </text:span><text:span text:style-name="T18">pursuance of those provisions, be entitled and bound to acquire the </text:span><text:span text:style-name="T19">* shares held by you in the transferor company on the terms, which, </text:span><text:span text:style-name="T9">under the scheme or contract to which the abovementioned offer relates, the shares of the </text:span><text:span text:style-name="T20">approving * <text:s/>shareholders in the transferor company are to be </text:span><text:span text:style-name="T10">transferred to the transferee company.</text:span></text:p>
      <text:p text:style-name="P31"><text:span text:style-name="T1">Dated this<text:tab/></text:span><text:span text:style-name="T3">day of<text:tab/></text:span></text:p>
      <text:p text:style-name="P18"><text:span text:style-name="T3">Signature: <text:tab/></text:span></text:p>
      <text:p text:style-name="P19"><text:span text:style-name="T1">Name of #Director/Secretary of #<text:tab/></text:span><text:span text:style-name="T3">Limited</text:span></text:p>
      <text:p text:style-name="P35"><text:span text:style-name="T24">* If the offer is limited to a certain class or to certain </text:span><text:span text:style-name="T25">classes of shareholders, give a description of that class or those classes.</text:span></text:p>
      <text:p text:style-name="P20"><text:span text:style-name="T26"># Delete where inapplicable.</text:span></text:p>
      <text:p text:style-name="P15"><text:span text:style-name="T24"># Insert the name of the transferee compan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mm" fo:margin-bottom="21.34mm" fo:margin-left="24.36mm" fo:margin-right="23.23mm" style:writing-mode="lr-tb" style:layout-grid-color="#c0c0c0" style:layout-grid-lines="262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38.63mm" fo:margin-left="20.62mm" fo:margin-right="19.56mm" style:writing-mode="lr-tb" style:layout-grid-color="#c0c0c0" style:layout-grid-lines="2372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33:00</meta:creation-date>
    <dc:date>2015-12-18T03:34:00</dc:date>
    <meta:editing-duration>PT1S</meta:editing-duration>
    <meta:generator>LibreOffice/3.5$Linux_X86_64 LibreOffice_project/350m1$Build-2</meta:generator>
    <meta:document-statistic meta:table-count="2" meta:image-count="0" meta:object-count="0" meta:page-count="2" meta:paragraph-count="34" meta:word-count="445" meta:character-count="2509" meta:non-whitespace-character-count="20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